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72dd8" style:font-weight-asian="bold" style:font-weight-complex="bold"/>
    </style:style>
    <style:style style:name="P2" style:family="paragraph" style:parent-style-name="Standard" style:list-style-name="L1">
      <style:text-properties fo:font-size="13pt" fo:font-weight="normal" officeooo:rsid="00072dd8" officeooo:paragraph-rsid="00072dd8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text-properties fo:font-size="13pt" fo:font-weight="normal" officeooo:rsid="0007e1c8" officeooo:paragraph-rsid="0007e1c8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text-properties fo:font-size="13pt" fo:font-weight="normal" officeooo:rsid="00085658" officeooo:paragraph-rsid="00085658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text-properties fo:font-size="13pt" fo:font-weight="normal" officeooo:rsid="00090327" officeooo:paragraph-rsid="00090327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1">
      <style:text-properties fo:font-size="13pt" style:text-underline-style="solid" style:text-underline-width="auto" style:text-underline-color="font-color" fo:font-weight="normal" officeooo:rsid="0009f11e" officeooo:paragraph-rsid="0009f11e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1">
      <style:text-properties fo:font-size="13pt" style:text-underline-style="solid" style:text-underline-width="auto" style:text-underline-color="font-color" fo:font-weight="normal" officeooo:rsid="000ee091" officeooo:paragraph-rsid="000ee091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text-properties fo:font-size="13pt" style:text-underline-style="none" fo:font-weight="normal" officeooo:rsid="0009f11e" officeooo:paragraph-rsid="0009f11e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1">
      <style:text-properties fo:font-size="13pt" style:text-underline-style="none" fo:font-weight="normal" officeooo:rsid="000b7b3b" officeooo:paragraph-rsid="000b7b3b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text-properties fo:font-size="13pt" style:text-underline-style="none" fo:font-weight="normal" officeooo:rsid="000d13d5" officeooo:paragraph-rsid="000d13d5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1">
      <style:text-properties fo:font-size="13pt" style:text-underline-style="none" fo:font-weight="normal" officeooo:rsid="000ee091" officeooo:paragraph-rsid="000ee091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1">
      <style:text-properties fo:font-size="13pt" style:text-underline-style="none" fo:font-weight="normal" officeooo:rsid="001075f0" officeooo:paragraph-rsid="001075f0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1">
      <style:text-properties fo:font-size="13pt" style:text-underline-style="none" fo:font-weight="normal" officeooo:rsid="0010d444" officeooo:paragraph-rsid="0010d444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style:text-underline-style="none" fo:font-weight="normal" officeooo:rsid="0010d444" officeooo:paragraph-rsid="0010d444" style:font-size-asian="11.3500003814697pt" style:font-weight-asian="normal" style:font-size-complex="13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weight="bold" style:font-weight-asian="bold" style:font-weight-complex="bold"/>
    </style:style>
    <style:style style:name="T4" style:family="text">
      <style:text-properties style:font-name="sans-serif" officeooo:rsid="0009f11e"/>
    </style:style>
    <style:style style:name="T5" style:family="text">
      <style:text-properties style:font-name="sans-serif" officeooo:rsid="0010d4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-Net: Convolutional Networks for Biomedical Image Segmentation</text:span></text:p>
      <text:list xml:id="list647459448" text:style-name="L1">
        <text:list-item>
          <text:p text:style-name="P2"><text:span text:style-name="T1">Down convolutions capture context</text:span></text:p>
        </text:list-item>
        <text:list-item>
          <text:p text:style-name="P2"><text:span text:style-name="T1">Up convolutions capture precise localisation</text:span></text:p>
        </text:list-item>
        <text:list-item>
          <text:p text:style-name="P3"><text:span text:style-name="T1">The down convolution part ( the encoder ) is a regular CNN architecture.</text:span></text:p>
        </text:list-item>
        <text:list-item>
          <text:p text:style-name="P3"><text:span text:style-name="T1">This is followed by up sampling convolutional layers ( the decoder )</text:span></text:p>
        </text:list-item>
        <text:list-item>
          <text:p text:style-name="P3"><text:span text:style-name="T1">Features from contracting path are combined with the </text:span><text:span text:style-name="T4">up-sampled</text:span><text:span text:style-name="T1"> output for </text:span><text:span text:style-name="T3">localisation</text:span><text:span text:style-name="T1">.</text:span></text:p>
        </text:list-item>
        <text:list-item>
          <text:p text:style-name="P4"><text:span text:style-name="T1">Large number of feature channels to propagate features to higher resolution layers.. The contracting path symmetric to expanding path.</text:span></text:p>
        </text:list-item>
        <text:list-item>
          <text:p text:style-name="P4"><text:span text:style-name="T1">No fully connected layers.</text:span></text:p>
        </text:list-item>
        <text:list-item>
          <text:p text:style-name="P4"><text:span text:style-name="T1">Only valid part for each convolutions</text:span></text:p>
        </text:list-item>
        <text:list-item>
          <text:p text:style-name="P4"><text:span text:style-name="T1">Data augmentation used due to lack of data</text:span></text:p>
        </text:list-item>
        <text:list-item>
          <text:p text:style-name="P5"><text:span text:style-name="T1">A weighted loss, where the separating background labels between touching cells obtain a large weight in the loss function.</text:span></text:p>
        </text:list-item>
        <text:list-item>
          <text:p text:style-name="P6"><text:span text:style-name="T1">Architecture</text:span></text:p>
          <text:list>
            <text:list-item>
              <text:p text:style-name="P6"><text:span text:style-name="T1">Down Conv</text:span></text:p>
            </text:list-item>
            <text:list-item>
              <text:p text:style-name="P8"><text:span text:style-name="T1">3x3 unpadded convolutions followed by ReLU with a 2x2 max pooling with a stride of 2</text:span></text:p>
            </text:list-item>
            <text:list-item>
              <text:p text:style-name="P8"><text:span text:style-name="T1">At each step, the number of feature channels doubled</text:span></text:p>
            </text:list-item>
            <text:list-item>
              <text:p text:style-name="P6"><text:span text:style-name="T1">Up Conv</text:span></text:p>
            </text:list-item>
            <text:list-item>
              <text:p text:style-name="P9"><text:span text:style-name="T1">2x2 convolution that halves the number of feature channels.</text:span></text:p>
            </text:list-item>
            <text:list-item>
              <text:p text:style-name="P9"><text:span text:style-name="T1">Concatenation of feature map (cropped) from downsampling part followed by 2 3x3 conv layers each followed by ReLU</text:span></text:p>
            </text:list-item>
            <text:list-item>
              <text:p text:style-name="P9"><text:span text:style-name="T1">At final layer, a 1x1 convolution is used to map each 64 component vector to desired number of classes. </text:span></text:p>
            </text:list-item>
            <text:list-item>
              <text:p text:style-name="P9"><text:span text:style-name="T1">Total: 23 conv layers</text:span></text:p>
            </text:list-item>
            <text:list-item>
              <text:p text:style-name="P9"><text:span text:style-name="T1">batch size:1</text:span></text:p>
            </text:list-item>
            <text:list-item>
              <text:p text:style-name="P9"><text:span text:style-name="T1">momentum:0.99</text:span></text:p>
            </text:list-item>
            <text:list-item>
              <text:p text:style-name="P10"><text:span text:style-name="T1">softmax over final layer</text:span></text:p>
            </text:list-item>
            <text:list-item>
              <text:p text:style-name="P10"><text:span text:style-name="T1">cross entropy loss function</text:span></text:p>
            </text:list-item>
            <text:list-item>
              <text:p text:style-name="P10"><text:span text:style-name="T1">Weight initialisation: gaussian distribution with standard deviation of sq_root(2/N)</text:span></text:p>
            </text:list-item>
          </text:list>
        </text:list-item>
        <text:list-item>
          <text:p text:style-name="P7"><text:span text:style-name="T1">Data Augmentation</text:span></text:p>
          <text:list>
            <text:list-item>
              <text:p text:style-name="P11"><text:span text:style-name="T1">In microscopial images, we need shift and rotation invariance as well as robustness to deformations and gray value variations</text:span></text:p>
            </text:list-item>
            <text:list-item>
              <text:p text:style-name="P12"><text:span text:style-name="T1">Random elastic deformations of the training samples seem to be the key concept</text:span></text:p>
            </text:list-item>
            <text:list-item>
              <text:p text:style-name="P12"><text:span text:style-name="T1">Smooth deformations using random displacement vectors in a 3x3 grid. The displacement vectors are sampled from a gaussian distribution with 10 pixel standard deviation. </text:span><text:span text:style-name="T5">Per pixel displacement is then computed using bicubic interpolation. </text:span></text:p>
            </text:list-item>
            <text:list-item>
              <text:p text:style-name="P13"><text:span text:style-name="T1">Drop out layers at the end of contracting path perform further implicit data augmentation.</text:span></text:p>
            </text:list-item>
          </text:list>
        </text:list-item>
      </text:list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09:41:38.944003375</meta:creation-date>
    <dc:date>2020-09-23T12:41:05.700529793</dc:date>
    <meta:editing-duration>PT36M25S</meta:editing-duration>
    <meta:editing-cycles>1</meta:editing-cycles>
    <meta:document-statistic meta:table-count="0" meta:image-count="0" meta:object-count="0" meta:page-count="1" meta:paragraph-count="30" meta:word-count="319" meta:character-count="1927" meta:non-whitespace-character-count="1665"/>
    <meta:generator>LibreOffice/6.0.7.3$Linux_X86_64 LibreOffice_project/00m0$Build-3</meta:generator>
  </office:meta>
</office:document-meta>
</file>